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Times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Mono" svg:font-family="LiberationMono" style:font-adornments="Normal" style:font-family-generic="swiss" style:font-pitch="variable"/>
    <style:font-face style:name="LiberationSans" svg:font-family="LiberationSans" style:font-adornments="Normal" style:font-family-generic="swiss" style:font-pitch="variable"/>
    <style:font-face style:name="LiberationSans-Bold" svg:font-family="LiberationSans-Bold" style:font-adornments="Normal" style:font-family-generic="swiss" style:font-pitch="variable"/>
    <style:font-face style:name="LiberationSans-Italic" svg:font-family="LiberationSans-Italic" style:font-adornments="Normal" style:font-family-generic="swiss" style:font-pitch="variable"/>
    <style:font-face style:name="OpenSymbol1" svg:font-family="OpenSymbo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1a3ac8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language="en" fo:country="GB"/>
    </style:style>
    <style:style style:name="P13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13908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paragraph-rsid="001a3ac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9c95e" officeooo:paragraph-rsid="001a3ac8" style:font-weight-asian="normal" style:font-weight-complex="normal"/>
    </style:style>
    <style:style style:name="P19" style:family="paragraph" style:parent-style-name="Standard">
      <style:text-properties fo:font-weight="normal" officeooo:rsid="0029c95e" officeooo:paragraph-rsid="001a3ac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63e2c" officeooo:paragraph-rsid="001a3ac8" style:font-weight-asian="normal" style:font-weight-complex="normal"/>
    </style:style>
    <style:style style:name="P21" style:family="paragraph" style:parent-style-name="Standard">
      <style:text-properties officeooo:paragraph-rsid="0016b160"/>
    </style:style>
    <style:style style:name="P22" style:family="paragraph" style:parent-style-name="Standard">
      <style:text-properties officeooo:paragraph-rsid="0018aaa7"/>
    </style:style>
    <style:style style:name="P23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63e2c" officeooo:paragraph-rsid="001a3ac8" style:font-size-asian="10p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Sans" fo:font-size="10pt" fo:font-weight="normal" officeooo:rsid="001e1245" officeooo:paragraph-rsid="001a3ac8" style:font-size-asian="10pt" style:font-weight-asian="normal" style:font-weight-complex="normal"/>
    </style:style>
    <style:style style:name="P25" style:family="paragraph" style:parent-style-name="Heading_20_1">
      <style:paragraph-properties style:snap-to-layout-grid="false"/>
      <style:text-properties fo:font-size="12pt" style:font-size-asian="12pt"/>
    </style:style>
    <style:style style:name="P26" style:family="paragraph" style:parent-style-name="Heading_20_2">
      <style:paragraph-properties style:snap-to-layout-grid="false"/>
    </style:style>
    <style:style style:name="P27" style:family="paragraph" style:parent-style-name="Heading_20_3">
      <style:paragraph-properties style:snap-to-layout-grid="false"/>
    </style:style>
    <style:style style:name="P28" style:family="paragraph" style:parent-style-name="Subtitle">
      <style:text-properties fo:font-size="20pt" style:font-size-asian="20pt" style:font-size-complex="20pt"/>
    </style:style>
    <style:style style:name="P29" style:family="paragraph" style:parent-style-name="Title">
      <style:paragraph-properties fo:break-before="page"/>
    </style:style>
    <style:style style:name="P30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31" style:family="paragraph" style:parent-style-name="Title" style:master-page-name="Conversion_20_2">
      <style:paragraph-properties style:page-number="auto"/>
    </style:style>
    <style:style style:name="P32" style:family="paragraph" style:parent-style-name="Title" style:master-page-name="Conversion_20_3">
      <style:paragraph-properties style:page-number="auto"/>
    </style:style>
    <style:style style:name="P33" style:family="paragraph" style:parent-style-name="Title" style:master-page-name="Conversion_20_4">
      <style:paragraph-properties style:page-number="auto"/>
    </style:style>
    <style:style style:name="P34" style:family="paragraph" style:parent-style-name="Title" style:master-page-name="Conversion_20_5">
      <style:paragraph-properties style:page-number="auto"/>
    </style:style>
    <style:style style:name="P35" style:family="paragraph" style:parent-style-name="Title" style:master-page-name="Conversion_20_6">
      <style:paragraph-properties style:page-number="auto"/>
    </style:style>
    <style:style style:name="P36" style:family="paragraph" style:parent-style-name="Title" style:master-page-name="Conversion_20_7">
      <style:paragraph-properties style:page-number="auto"/>
    </style:style>
    <style:style style:name="P37" style:family="paragraph" style:parent-style-name="Standard" style:master-page-name="Conversion_20_1">
      <style:paragraph-properties fo:text-align="center" style:justify-single-word="false" style:page-number="auto"/>
    </style:style>
    <style:style style:name="P38" style:family="paragraph" style:parent-style-name="Standard" style:list-style-name="L1">
      <style:paragraph-properties fo:text-align="start" style:justify-single-word="false"/>
      <style:text-properties fo:font-weight="normal" officeooo:rsid="00163e2c" officeooo:paragraph-rsid="001a3ac8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weight="normal" officeooo:rsid="001e1245" officeooo:paragraph-rsid="001a3ac8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22f756" officeooo:paragraph-rsid="001a3ac8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2432ab" officeooo:paragraph-rsid="001a3ac8" style:font-weight-asian="normal" style:font-weight-complex="normal"/>
    </style:style>
    <style:style style:name="P42" style:family="paragraph" style:parent-style-name="Standard" style:list-style-name="L2">
      <style:text-properties fo:font-weight="normal" officeooo:rsid="0025520f" officeooo:paragraph-rsid="001a3ac8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11a32e" officeooo:paragraph-rsid="0018aaa7" style:font-weight-asian="normal" style:font-weight-complex="normal"/>
    </style:style>
    <style:style style:name="P44" style:family="paragraph" style:parent-style-name="Standard" style:list-style-name="L3">
      <style:text-properties fo:font-weight="normal" officeooo:paragraph-rsid="001a3ac8" style:font-weight-asian="normal" style:font-weight-complex="normal"/>
    </style:style>
    <style:style style:name="P45" style:family="paragraph" style:parent-style-name="Standard" style:list-style-name="L4">
      <style:text-properties fo:font-weight="normal" officeooo:paragraph-rsid="0018aaa7" style:font-weight-asian="normal" style:font-weight-complex="normal"/>
    </style:style>
    <style:style style:name="P46" style:family="paragraph" style:parent-style-name="Standard" style:list-style-name="L5">
      <style:text-properties fo:font-weight="normal" style:font-weight-asian="normal" style:font-weight-complex="normal"/>
    </style:style>
    <style:style style:name="P47" style:family="paragraph" style:parent-style-name="Standard" style:list-style-name="L5">
      <style:text-properties fo:font-weight="normal" officeooo:paragraph-rsid="00139084" style:font-weight-asian="normal" style:font-weight-complex="normal"/>
    </style:style>
    <style:style style:name="P48" style:family="paragraph" style:parent-style-name="Standard" style:list-style-name="L5">
      <style:text-properties fo:font-weight="normal" officeooo:paragraph-rsid="001d3c4e" style:font-weight-asian="normal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weight="normal" officeooo:paragraph-rsid="00139084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1a3ac8" officeooo:paragraph-rsid="001a3ac8" style:font-weight-asian="normal" style:font-weight-complex="normal"/>
    </style:style>
    <style:style style:name="P52" style:family="paragraph" style:parent-style-name="Standard">
      <style:text-properties style:font-name="LiberationSans" fo:font-size="10pt" fo:font-weight="normal" style:font-size-asian="10pt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1e1245" officeooo:paragraph-rsid="001a3ac8" style:font-size-asian="10pt" style:font-weight-asian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LiberationSans" fo:font-size="10pt" fo:font-weight="normal" officeooo:rsid="0022f756" officeooo:paragraph-rsid="001a3ac8" style:font-size-asian="10pt" style:font-weight-asian="normal" style:font-weight-complex="normal"/>
    </style:style>
    <style:style style:name="P55" style:family="paragraph" style:parent-style-name="Standard" style:list-style-name="L3">
      <style:text-properties style:font-name="LiberationSans" fo:font-size="10pt" fo:font-weight="normal" officeooo:rsid="0011a32e" officeooo:paragraph-rsid="0016b160" style:font-size-asian="10pt" style:font-weight-asian="normal" style:font-weight-complex="normal"/>
    </style:style>
    <style:style style:name="P56" style:family="paragraph" style:parent-style-name="Standard" style:list-style-name="L3">
      <style:text-properties style:font-name="LiberationSans" fo:font-size="10pt" fo:font-weight="normal" officeooo:rsid="0011a32e" officeooo:paragraph-rsid="0018aaa7" style:font-size-asian="10pt" style:font-weight-asian="normal" style:font-weight-complex="normal"/>
    </style:style>
    <style:style style:name="P57" style:family="paragraph" style:parent-style-name="Standard">
      <style:text-properties style:font-name="LiberationSans" fo:font-size="10pt" fo:font-weight="normal" officeooo:rsid="0011a32e" officeooo:paragraph-rsid="0016b160" style:font-size-asian="10pt" style:font-weight-asian="normal" style:font-weight-complex="normal"/>
    </style:style>
    <style:style style:name="P58" style:family="paragraph" style:parent-style-name="Standard">
      <style:text-properties style:font-name="LiberationSans" fo:font-size="10pt" fo:font-weight="normal" officeooo:rsid="0011a32e" officeooo:paragraph-rsid="0018aaa7" style:font-size-asian="10pt" style:font-weight-asian="normal" style:font-weight-complex="normal"/>
    </style:style>
    <style:style style:name="P59" style:family="paragraph" style:parent-style-name="Standard">
      <style:text-properties style:font-name="LiberationSans" fo:font-size="10pt" fo:font-weight="normal" officeooo:rsid="0018aaa7" officeooo:paragraph-rsid="0018aaa7" style:font-size-asian="10pt" style:font-weight-asian="normal" style:font-weight-complex="normal"/>
    </style:style>
    <style:style style:name="P60" style:family="paragraph" style:parent-style-name="Standard" style:list-style-name="L5">
      <style:text-properties style:font-name="LiberationSans" fo:font-size="10pt" fo:font-weight="normal" style:font-size-asian="10pt" style:font-weight-asian="normal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LiberationSans" fo:font-size="10pt" fo:font-weight="normal" style:font-size-asian="10pt" style:font-weight-asian="normal" style:font-weight-complex="normal"/>
    </style:style>
    <style:style style:name="P62" style:family="paragraph" style:parent-style-name="Standard">
      <style:text-properties style:font-name="LiberationSans" fo:font-size="10pt" fo:font-weight="normal" officeooo:rsid="00154c78" officeooo:paragraph-rsid="0016b160" style:font-size-asian="10pt" style:font-weight-asian="normal" style:font-weight-complex="normal"/>
    </style:style>
    <style:style style:name="P63" style:family="paragraph" style:parent-style-name="Standard">
      <style:text-properties fo:color="#333333" style:font-name="LiberationSans-Bold" fo:font-size="10pt" fo:font-weight="bold" officeooo:rsid="0011a32e" officeooo:paragraph-rsid="0016b160" style:font-size-asian="10pt" style:font-weight-asian="bold" style:font-weight-complex="bold"/>
    </style:style>
    <style:style style:name="P64" style:family="paragraph" style:parent-style-name="Standard" style:list-style-name="L3">
      <style:text-properties officeooo:paragraph-rsid="0016b160"/>
    </style:style>
    <style:style style:name="P65" style:family="paragraph" style:parent-style-name="Standard" style:list-style-name="L3">
      <style:text-properties fo:font-size="10pt" officeooo:paragraph-rsid="0018aaa7" style:font-size-asian="10pt" style:font-size-complex="10pt"/>
    </style:style>
    <style:style style:name="P66" style:family="paragraph" style:parent-style-name="Standard" style:list-style-name="L3">
      <style:text-properties fo:font-size="10pt" fo:font-weight="normal" officeooo:rsid="0011a32e" officeooo:paragraph-rsid="0016b160" style:font-size-asian="10pt" style:font-weight-asian="normal" style:font-size-complex="10pt" style:font-weight-complex="normal"/>
    </style:style>
    <style:style style:name="P67" style:family="paragraph" style:parent-style-name="Standard" style:list-style-name="L4">
      <style:text-properties officeooo:rsid="0016b160" officeooo:paragraph-rsid="0018aaa7"/>
    </style:style>
    <style:style style:name="P68" style:family="paragraph" style:parent-style-name="Standard">
      <style:text-properties fo:font-weight="bold" style:font-weight-asian="bold" style:font-weight-complex="bold"/>
    </style:style>
    <style:style style:name="P69" style:family="paragraph" style:parent-style-name="Standard">
      <style:text-properties style:font-name="LiberationMono" fo:font-size="9pt" fo:font-weight="normal" officeooo:rsid="0016b160" style:font-size-asian="9pt" style:font-weight-asian="normal" style:font-weight-complex="normal"/>
    </style:style>
    <style:style style:name="P70" style:family="paragraph" style:parent-style-name="Standard">
      <style:text-properties style:font-name="LiberationMono" fo:font-size="9pt" fo:font-weight="bold" officeooo:rsid="00188fcc" style:font-size-asian="9pt" style:font-weight-asian="bold" style:font-weight-complex="bold"/>
    </style:style>
    <style:style style:name="P71" style:family="paragraph" style:parent-style-name="Standard">
      <style:text-properties style:font-name="Liberation Sans1" fo:font-size="10pt" officeooo:rsid="00188fcc" officeooo:paragraph-rsid="0016b160" style:font-size-asian="8.75pt" style:font-size-complex="10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style:text-position="super 58%" style:font-name="Times1" fo:language="en" fo:country="G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1a32e"/>
    </style:style>
    <style:style style:name="T8" style:family="text">
      <style:text-properties fo:color="#333333" style:font-name="LiberationSans-Bold" fo:font-size="10pt" fo:font-weight="bold" style:font-size-asian="10pt" style:font-weight-asian="bold" style:font-weight-complex="bold"/>
    </style:style>
    <style:style style:name="T9" style:family="text">
      <style:text-properties fo:color="#333333" style:font-name="LiberationSans-Bold" fo:font-size="10pt" fo:font-weight="bold" officeooo:rsid="0011a32e" style:font-size-asian="10pt" style:font-weight-asian="bold" style:font-weight-complex="bold"/>
    </style:style>
    <style:style style:name="T10" style:family="text">
      <style:text-properties fo:color="#333333" style:font-name="LiberationSans-Bold" fo:font-size="10pt" style:font-size-asian="10pt"/>
    </style:style>
    <style:style style:name="T11" style:family="text">
      <style:text-properties fo:color="#333333" style:font-name="LiberationSans-Bold" fo:font-size="10pt" officeooo:rsid="001beed7" style:font-size-asian="10pt"/>
    </style:style>
    <style:style style:name="T12" style:family="text">
      <style:text-properties fo:color="#333333" style:font-name="LiberationSans-Bold" fo:font-size="10pt" officeooo:rsid="001bf261" style:font-size-asian="10pt"/>
    </style:style>
    <style:style style:name="T13" style:family="text">
      <style:text-properties style:font-name="LiberationSans"/>
    </style:style>
    <style:style style:name="T14" style:family="text">
      <style:text-properties style:font-name="LiberationSans" fo:font-size="10pt" style:font-size-asian="10pt"/>
    </style:style>
    <style:style style:name="T15" style:family="text">
      <style:text-properties style:font-name="LiberationSans" fo:font-size="10pt" officeooo:rsid="00139084" style:font-size-asian="10pt"/>
    </style:style>
    <style:style style:name="T16" style:family="text">
      <style:text-properties style:font-name="LiberationSans" fo:font-size="10pt" officeooo:rsid="0011a32e" style:font-size-asian="10pt"/>
    </style:style>
    <style:style style:name="T17" style:family="text">
      <style:text-properties style:font-name="LiberationSans" fo:font-size="10pt" officeooo:rsid="00154c78" style:font-size-asian="10pt"/>
    </style:style>
    <style:style style:name="T18" style:family="text">
      <style:text-properties style:font-name="LiberationSans" fo:font-size="10pt" officeooo:rsid="0016b160" style:font-size-asian="10pt"/>
    </style:style>
    <style:style style:name="T19" style:family="text">
      <style:text-properties style:font-name="LiberationSans" fo:font-size="10pt" officeooo:rsid="001a3ac8" style:font-size-asian="10pt"/>
    </style:style>
    <style:style style:name="T20" style:family="text">
      <style:text-properties style:font-name="LiberationSans" fo:font-size="10pt" officeooo:rsid="001dbc2d" style:font-size-asian="10pt"/>
    </style:style>
    <style:style style:name="T21" style:family="text">
      <style:text-properties style:font-name="LiberationSans" fo:font-size="10pt" officeooo:rsid="001dbe4b" style:font-size-asian="10pt"/>
    </style:style>
    <style:style style:name="T22" style:family="text">
      <style:text-properties style:font-name="LiberationSans" fo:font-size="10pt" officeooo:rsid="001e1245" style:font-size-asian="10pt"/>
    </style:style>
    <style:style style:name="T23" style:family="text">
      <style:text-properties style:font-name="LiberationSans" fo:font-size="10pt" officeooo:rsid="001f895e" style:font-size-asian="10pt"/>
    </style:style>
    <style:style style:name="T24" style:family="text">
      <style:text-properties style:font-name="LiberationSans" fo:font-size="10pt" officeooo:rsid="001d3c4e" style:font-size-asian="10pt"/>
    </style:style>
    <style:style style:name="T25" style:family="text">
      <style:text-properties style:font-name="LiberationSans" fo:font-size="10pt" fo:font-weight="normal" style:font-size-asian="10pt" style:font-weight-asian="normal" style:font-weight-complex="normal"/>
    </style:style>
    <style:style style:name="T26" style:family="text">
      <style:text-properties style:font-name="LiberationSans" fo:font-size="10pt" fo:font-weight="normal" officeooo:rsid="0011a32e" style:font-size-asian="10pt" style:font-weight-asian="normal" style:font-weight-complex="normal"/>
    </style:style>
    <style:style style:name="T27" style:family="text">
      <style:text-properties style:font-name="LiberationSans" fo:font-size="10pt" fo:font-weight="normal" officeooo:rsid="00139084" style:font-size-asian="10pt" style:font-weight-asian="normal" style:font-weight-complex="normal"/>
    </style:style>
    <style:style style:name="T28" style:family="text">
      <style:text-properties style:font-name="LiberationSans" fo:font-size="10pt" fo:font-weight="normal" officeooo:rsid="0016b160" style:font-size-asian="10pt" style:font-weight-asian="normal" style:font-weight-complex="normal"/>
    </style:style>
    <style:style style:name="T29" style:family="text">
      <style:text-properties style:font-name="LiberationSans" fo:font-size="10pt" fo:font-weight="normal" officeooo:rsid="0018aaa7" style:font-size-asian="10pt" style:font-weight-asian="normal" style:font-weight-complex="normal"/>
    </style:style>
    <style:style style:name="T30" style:family="text">
      <style:text-properties style:font-name="LiberationSans" fo:font-weight="normal" officeooo:rsid="0011a32e" style:font-weight-asian="normal" style:font-weight-complex="normal"/>
    </style:style>
    <style:style style:name="T31" style:family="text">
      <style:text-properties style:font-name="LiberationMono"/>
    </style:style>
    <style:style style:name="T32" style:family="text">
      <style:text-properties style:font-name="LiberationMono" fo:font-size="9pt" style:font-size-asian="9pt"/>
    </style:style>
    <style:style style:name="T33" style:family="text">
      <style:text-properties style:font-name="LiberationMono" fo:font-size="9pt" officeooo:rsid="00139084" style:font-size-asian="9pt"/>
    </style:style>
    <style:style style:name="T34" style:family="text">
      <style:text-properties style:font-name="LiberationMono" fo:font-size="9pt" officeooo:rsid="0011a32e" style:font-size-asian="9pt"/>
    </style:style>
    <style:style style:name="T35" style:family="text">
      <style:text-properties style:font-name="LiberationMono" fo:font-size="9pt" officeooo:rsid="0016b160" style:font-size-asian="9pt"/>
    </style:style>
    <style:style style:name="T36" style:family="text">
      <style:text-properties style:font-name="LiberationMono" fo:font-size="9pt" officeooo:rsid="001a3ac8" style:font-size-asian="9pt"/>
    </style:style>
    <style:style style:name="T37" style:family="text">
      <style:text-properties style:font-name="LiberationMono" fo:font-size="9pt" officeooo:rsid="0020a1fe" style:font-size-asian="9pt"/>
    </style:style>
    <style:style style:name="T38" style:family="text">
      <style:text-properties style:font-name="LiberationMono" fo:font-size="9pt" officeooo:rsid="001bd0d3" style:font-size-asian="9pt"/>
    </style:style>
    <style:style style:name="T39" style:family="text">
      <style:text-properties style:font-name="LiberationMono" fo:font-size="9pt" fo:font-weight="normal" style:font-size-asian="9pt" style:font-weight-asian="normal" style:font-weight-complex="normal"/>
    </style:style>
    <style:style style:name="T40" style:family="text">
      <style:text-properties style:font-name="LiberationMono" fo:font-size="9pt" fo:font-weight="normal" officeooo:rsid="0011a32e" style:font-size-asian="9pt" style:font-weight-asian="normal" style:font-weight-complex="normal"/>
    </style:style>
    <style:style style:name="T41" style:family="text">
      <style:text-properties style:font-name="LiberationMono" fo:font-size="9pt" fo:font-weight="normal" officeooo:rsid="0016b160" style:font-size-asian="9pt" style:font-weight-asian="normal" style:font-weight-complex="normal"/>
    </style:style>
    <style:style style:name="T42" style:family="text">
      <style:text-properties style:font-name="LiberationMono" fo:font-weight="normal" officeooo:rsid="0011a32e" style:font-weight-asian="normal" style:font-weight-complex="normal"/>
    </style:style>
    <style:style style:name="T43" style:family="text">
      <style:text-properties style:font-name="LiberationSans-Italic" fo:font-size="10pt" fo:font-style="italic" style:font-size-asian="10pt" style:font-style-asian="italic"/>
    </style:style>
    <style:style style:name="T44" style:family="text">
      <style:text-properties style:font-name="Liberation Sans1" fo:font-size="9pt" officeooo:rsid="0016b160" style:font-size-asian="9pt"/>
    </style:style>
    <style:style style:name="T45" style:family="text">
      <style:text-properties style:font-name="Liberation Sans1" fo:font-size="10pt" officeooo:rsid="0016b160" style:font-size-asian="8.75pt" style:font-size-complex="10pt"/>
    </style:style>
    <style:style style:name="T46" style:family="text">
      <style:text-properties style:font-name="Liberation Sans1" fo:font-size="10pt" officeooo:rsid="00188fcc" style:font-size-asian="8.75pt" style:font-size-complex="10pt"/>
    </style:style>
    <style:style style:name="T47" style:family="text">
      <style:text-properties style:font-name="Liberation Sans1" fo:font-size="10pt" officeooo:rsid="001a3ac8" style:font-size-asian="8.75pt" style:font-size-complex="10pt"/>
    </style:style>
    <style:style style:name="T48" style:family="text">
      <style:text-properties style:font-name="Liberation Sans1" fo:font-size="10pt" officeooo:rsid="0016b160" style:font-size-asian="10pt" style:font-size-complex="10pt"/>
    </style:style>
    <style:style style:name="T49" style:family="text">
      <style:text-properties style:font-name="Liberation Sans1" fo:font-size="10pt" fo:font-weight="normal" officeooo:rsid="001a3ac8" style:font-size-asian="10pt" style:font-weight-asian="normal" style:font-size-complex="10pt" style:font-weight-complex="normal"/>
    </style:style>
    <style:style style:name="T50" style:family="text">
      <style:text-properties officeooo:rsid="001a3ac8"/>
    </style:style>
    <style:style style:name="T51" style:family="text">
      <style:text-properties officeooo:rsid="00268cd2"/>
    </style:style>
    <style:style style:name="T52" style:family="text">
      <style:text-properties officeooo:rsid="0025520f"/>
    </style:style>
    <style:style style:name="T53" style:family="text">
      <style:text-properties officeooo:rsid="001b7d4a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INF112 - Dossier de validation prévisionnel</text:p>
      <text:p text:style-name="P28"/>
      <text:p text:style-name="Heading_20_2"><text:span text:style-name="T6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25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7">Nom du logiciel :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7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7">Taille (nb de pages ou de lignes) :</text:p>
          </table:table-cell>
          <table:table-cell table:style-name="Tableau1.B3" table:number-columns-spanned="2" office:value-type="string">
            <text:p text:style-name="P7"/>
          </table:table-cell>
          <table:covered-table-cell/>
          <table:table-cell table:style-name="Tableau1.D3" office:value-type="string">
            <text:p text:style-name="P7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26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7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7"><text:span text:style-name="T3">Fonctionnalités à tester</text:span> :</text:p>
            <text:p text:style-name="P7"/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><text:span text:style-name="T3">Critère (s) de validation</text:span><text:span text:style-name="T3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8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7">Nb tests prévus</text:p></table:table-cell><table:table-cell table:style-name="Tableau2.A1" office:value-type="string"><text:p text:style-name="P7">Tests passés</text:p></table:table-cell><table:table-cell table:style-name="Tableau2.A1" office:value-type="string"><text:p text:style-name="P7"><text:span text:style-name="T4">Tests OK</text:span><text:span text:style-name="T5">2</text:span></text:p></table:table-cell><table:table-cell table:style-name="Tableau2.A1" office:value-type="string"><text:p text:style-name="P12">Tests NOK</text:p></table:table-cell><table:table-cell table:style-name="Tableau2.A1" office:value-type="string"><text:p text:style-name="P7">Tests NS</text:p></table:table-cell><table:table-cell table:style-name="Tableau2.A1" office:value-type="string"><text:p text:style-name="P7">Anomalies</text:p><text:p text:style-name="Standard">majeures </text:p></table:table-cell><table:table-cell table:style-name="Tableau2.G1" office:value-type="string"><text:p text:style-name="P7">Anomalies </text:p><text:p text:style-name="Standard">mineures</text:p></table:table-cell></table:table-row><table:table-row table:style-name="Tableau2.1"><table:table-cell table:style-name="Tableau2.A2" office:value-type="string"><text:p text:style-name="P7"/><text:p text:style-name="Standard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G2" office:value-type="string"><text:p text:style-name="P7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3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27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9">No</text:p>
          </table:table-cell>
          <table:table-cell table:style-name="Tableau3.B2" office:value-type="string">
            <text:p text:style-name="P9">Identification du test</text:p>
          </table:table-cell>
          <table:table-cell table:style-name="Tableau3.C2" office:value-type="string">
            <text:p text:style-name="P6"><text:span text:style-name="T3">Résultat</text:span><text:span text:style-name="T3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0"/>
            <text:p text:style-name="Standard"><text:span text:style-name="T3">Gravité de l’anomalie </text:span><text:span text:style-name="T3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"/>
          </table:table-cell>
          <table:table-cell table:style-name="Tableau3.B8" office:value-type="string">
            <text:p text:style-name="P6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27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9">No</text:p>
          </table:table-cell>
          <table:table-cell table:style-name="Tableau4.B2" office:value-type="string">
            <text:p text:style-name="P9">Identification du test</text:p>
          </table:table-cell>
          <table:table-cell table:style-name="Tableau4.C2" office:value-type="string">
            <text:p text:style-name="P6"><text:span text:style-name="T3">Résultat</text:span><text:span text:style-name="T3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0"/>
            <text:p text:style-name="Standard"><text:span text:style-name="T3">Gravité de l’anomalie </text:span><text:span text:style-name="T3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7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5"/>
      <text:p text:style-name="Title"/>
      <text:p text:style-name="P29">Fiche de test N° <text:span text:style-name="T53">1</text:span></text:p>
      <text:p text:style-name="Title"/>
      <text:p text:style-name="P11">Objectif du test: <text:span text:style-name="T10">éprouver la méthode add</text:span><text:span text:style-name="T11">ItemFilm</text:span><text:span text:style-name="T10"> sur les cas d’</text:span><text:span text:style-name="T12">anomalie. </text:span></text:p>
      <text:p text:style-name="P17"/>
      <text:p text:style-name="P20"><text:span text:style-name="T20">V</text:span><text:span text:style-name="T14">érification de la levée de l’exception </text:span><text:span text:style-name="T32">BadEntryException </text:span><text:span text:style-name="T37">l</text:span><text:span text:style-name="T14">ors de l’utilisation de </text:span><text:span text:style-name="T32">add</text:span><text:span text:style-name="T38">ItemFilm</text:span><text:span text:style-name="T32"> </text:span><text:span text:style-name="T14">« avec des paramètres d’entrées incorrects ».</text:span></text:p>
      <text:p text:style-name="P23"/>
      <text:list xml:id="list1061654399" text:style-name="L1">
        <text:list-item>
          <text:p text:style-name="P38"><text:span text:style-name="T21">si le pseudo </text:span><text:span text:style-name="T22">n’est pas instancié ou contient moins d’un caractère autre que des espaces.</text:span></text:p>
        </text:list-item>
        <text:list-item>
          <text:p text:style-name="P53">si le mot de pass<text:span text:style-name="T50">e</text:span> n’est pas instancié ou contient moins de 4 caractères. </text:p>
        </text:list-item>
        <text:list-item>
          <text:p text:style-name="P39"><text:span text:style-name="T14">si le titre n’est pas instancié ou contient moins d’un caractère </text:span><text:span text:style-name="T23">autre que des espaces</text:span><text:span text:style-name="T14">.</text:span></text:p>
        </text:list-item>
        <text:list-item>
          <text:p text:style-name="P54">si le type n’est pas instancié. </text:p>
        </text:list-item>
        <text:list-item>
          <text:p text:style-name="P54">si le scénariste n’est pas instancié. </text:p>
        </text:list-item>
        <text:list-item>
          <text:p text:style-name="P54">si la durée n’est pas distinctement positive. <text:s/></text:p>
        </text:list-item>
      </text:list>
      <text:p text:style-name="P24"><text:tab/></text:p>
      <text:p text:style-name="P11"/>
      <text:p text:style-name="P11">Description (scénario) :</text:p>
      <text:p text:style-name="P11"/>
      <text:list xml:id="list4082276035" text:style-name="L2">
        <text:list-item>
          <text:p text:style-name="P40">Instanciation d’un Social Network </text:p>
        </text:list-item>
        <text:list-item>
          <text:p text:style-name="P41">1.<text:span text:style-name="T51">1</text:span>.<text:tab/>Utilisation de add<text:span text:style-name="T52">Item</text:span>Film avec <text:span text:style-name="T52">en paramètre un</text:span> <text:span text:style-name="T52">pseudo non instancié. </text:span></text:p>
        </text:list-item>
        <text:list-item>
          <text:p text:style-name="P42">1.2.<text:tab/>Utilisation de addItemFilm avec en paramètre un pseudo contenant que des espaces. </text:p>
        </text:list-item>
        <text:list-item>
          <text:p text:style-name="P42">1.<text:span text:style-name="T51">3</text:span>.<text:tab/>Utilisation de addItemFilm avec en paramètre un mot de passe non instancié. </text:p>
        </text:list-item>
        <text:list-item>
          <text:p text:style-name="P42">1.<text:span text:style-name="T51">4</text:span>.<text:tab/>Utilisation de addItemFilm avec en paramètre un mot de passe de moins de 4 caractères.</text:p>
        </text:list-item>
        <text:list-item>
          <text:p text:style-name="P42">1.<text:span text:style-name="T51">5</text:span>.<text:tab/>Utilisation de addItemFilm avec en paramètre un titre non instancié. </text:p>
        </text:list-item>
        <text:list-item>
          <text:p text:style-name="P42">1.<text:span text:style-name="T51">6</text:span>.<text:tab/>Utilisation de addItemFilm avec en paramètre un type non instancié.</text:p>
        </text:list-item>
        <text:list-item>
          <text:p text:style-name="P42">1.<text:span text:style-name="T51">7</text:span>.<text:tab/>Utilisation de addItemFilm avec en paramètre un directeur non instancié. </text:p>
        </text:list-item>
        <text:list-item>
          <text:p text:style-name="P42">1.<text:span text:style-name="T51">8</text:span>.<text:tab/>Utilisation de addItemFilm avec en paramètre un scénariste non instancié. </text:p>
        </text:list-item>
        <text:list-item>
          <text:p text:style-name="P42">1.9.<text:tab/>Utilisation de addItemFilm avec en paramètre une durée négative. </text:p>
        </text:list-item>
      </text:list>
      <text:p text:style-name="P11"/>
      <text:p text:style-name="P11">Résultats attendus :</text:p>
      <text:p text:style-name="P11"/>
      <text:p text:style-name="P18">L’ajout de film « avec paramètres d’entrées corrects » ne doit pas lever d’exception, le nombre de films après ces ajouts doit avoir augmenté en conséquence. </text:p>
      <text:p text:style-name="P18"/>
      <text:p text:style-name="P18">Dans les 9 cas d’utilisations suivantes de addItemFilm, l’exception BadEntryException doit être levée. </text:p>
      <text:p text:style-name="P19"/>
      <text:p text:style-name="P19">De plus après levée de l’exception BadEntryException lors de l’utilisation de addItemFilm, le nombre de films doit rester identique au nombre de membres avant utilisation de <text:s/>addItemFilm.</text:p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1">Fiche de test N° <text:span text:style-name="T7">2</text:span></text:p>
      <text:p text:style-name="Title"/>
      <text:p text:style-name="P21"><text:span text:style-name="T3">Objectif du test : </text:span><text:span text:style-name="T8">éprouver la méthode add</text:span><text:span text:style-name="T9">ItemFilm</text:span><text:span text:style-name="T8"> sur les cas de fonctionnement standard</text:span></text:p>
      <text:p text:style-name="P63"/>
      <text:list xml:id="list3004195628" text:style-name="L3">
        <text:list-item>
          <text:p text:style-name="P64"><text:span text:style-name="T26">But principal : vérification de l'ajout des films après utilisation de </text:span><text:span text:style-name="T40">addItemFilm </text:span><text:span text:style-name="T26">« avec des</text:span></text:p>
          <text:p text:style-name="P55">paramètres d’entrées corrects »</text:p>
        </text:list-item>
        <text:list-item>
          <text:p text:style-name="P56">But secondaire : </text:p>
          <text:list>
            <text:list-item>
              <text:p text:style-name="P65"><text:span text:style-name="T30">vérification de la levée de l’exception </text:span><text:span text:style-name="T42">ItemAlreadyExistsException </text:span><text:span text:style-name="T30">par</text:span></text:p>
            </text:list-item>
          </text:list>
          <text:p text:style-name="P66"><text:span text:style-name="T13">la méthode </text:span><text:span text:style-name="T31">addItemFilm </text:span><text:span text:style-name="T13">pour tous les cas prévus dans l’API.</text:span></text:p>
          <text:list text:continue-numbering="true">
            <text:list-item>
              <text:p text:style-name="P43"><text:span text:style-name="T17">vérification </text:span><text:span text:style-name="T18">de la levée d’exception </text:span><text:span text:style-name="T35">NotMemberException </text:span><text:span text:style-name="T48">par la méthode</text:span><text:span text:style-name="T44"> </text:span><text:span text:style-name="T32">addItemFilm </text:span><text:span text:style-name="T48">pour tous les cas prévus dans</text:span><text:span text:style-name="T35"> l’API.</text:span></text:p>
            </text:list-item>
          </text:list>
        </text:list-item>
      </text:list>
      <text:p text:style-name="P57"/>
      <text:p text:style-name="P58">Pour rappel :</text:p>
      <text:p text:style-name="P58"/>
      <text:p text:style-name="P22"><text:span text:style-name="T29">L</text:span><text:span text:style-name="T26">e cas de levée de l’exception </text:span><text:span text:style-name="T40">ItemAlreadyExistsException </text:span><text:span text:style-name="T26">par la méthode</text:span><text:span text:style-name="T40">addItemFilm </text:span><text:span text:style-name="T26">prévu dans l’API est :</text:span></text:p>
      <text:list xml:id="list172521552676353" text:continue-numbering="true" text:style-name="L3">
        <text:list-item>
          <text:p text:style-name="P64"><text:span text:style-name="T25">si un </text:span><text:span text:style-name="T27">film</text:span><text:span text:style-name="T25"> de même </text:span><text:span text:style-name="T49">titre </text:span><text:span text:style-name="T25">est déjà présent dans le </text:span><text:span text:style-name="T39">SocialNetwork </text:span><text:span text:style-name="T25">(même </text:span><text:span text:style-name="T39">pseudo </text:span><text:span text:style-name="T25">:</text:span></text:p>
          <text:p text:style-name="P44"><text:span text:style-name="T14">indifférent à la casse et aux </text:span><text:span text:style-name="T43">leading </text:span><text:span text:style-name="T14">et </text:span><text:span text:style-name="T43">trailing blanks</text:span><text:span text:style-name="T14">)</text:span></text:p>
        </text:list-item>
      </text:list>
      <text:p text:style-name="P59"/>
      <text:p text:style-name="P22"><text:span text:style-name="T29">L</text:span><text:span text:style-name="T28">e cas de levée de l</text:span><text:span text:style-name="T25">’exception </text:span><text:span text:style-name="T41">NotMemberException</text:span><text:span text:style-name="T39"> </text:span><text:span text:style-name="T25">par la méthode </text:span><text:span text:style-name="T40">addItemFilm</text:span><text:span text:style-name="T32"> </text:span><text:span text:style-name="T14">prévu dans l’API est :</text:span></text:p>
      <text:list xml:id="list2479134613" text:style-name="L4">
        <text:list-item>
          <text:p text:style-name="P67"><text:span text:style-name="T14">si le login ne correspond à aucun déjà présent dans le <text:s/></text:span><text:span text:style-name="T32">SocialNetwork</text:span></text:p>
        </text:list-item>
        <text:list-item>
          <text:p text:style-name="P45"><text:span text:style-name="T45">si le </text:span><text:span text:style-name="T47">le mot de passe</text:span><text:span text:style-name="T45"> ne correspond pas au </text:span><text:span text:style-name="T47">mot de passe</text:span><text:span text:style-name="T46"> du login</text:span></text:p>
        </text:list-item>
      </text:list>
      <text:p text:style-name="P52"/>
      <text:p text:style-name="P8"/>
      <text:p text:style-name="P8">Description(scénario) :</text:p>
      <text:p text:style-name="P8"/>
      <text:list xml:id="list861620227" text:style-name="L5">
        <text:list-item>
          <text:p text:style-name="P46"><text:span text:style-name="T14">Instanciation d’un </text:span><text:span text:style-name="T32">Social Network</text:span></text:p>
        </text:list-item>
        <text:list-item>
          <text:p text:style-name="P48"><text:span text:style-name="T24">I</text:span><text:span text:style-name="T14">nstanciation d’un </text:span><text:span text:style-name="T24">membre</text:span><text:span text:style-name="T14"> </text:span></text:p>
        </text:list-item>
        <text:list-item>
          <text:p text:style-name="P47"><text:span text:style-name="T14">2.1 <text:s text:c="2"/>Utilisations de </text:span><text:span text:style-name="T34">addItemFilm</text:span><text:span text:style-name="T32"> </text:span><text:span text:style-name="T14">pour l'ajout de plusieurs </text:span><text:span text:style-name="T15">films</text:span><text:span text:style-name="T14"> « avec paramètres</text:span></text:p>
          <text:p text:style-name="P60">d'entrées corrects »</text:p>
        </text:list-item>
        <text:list-item>
          <text:p text:style-name="P47"><text:span text:style-name="T14">2.2 <text:s text:c="2"/>Utilisation de </text:span><text:span text:style-name="T34">addItemFilm</text:span><text:span text:style-name="T32"> </text:span><text:span text:style-name="T14">avec en paramètre un </text:span><text:span text:style-name="T15">tit</text:span><text:span text:style-name="T19">r</text:span><text:span text:style-name="T15">e</text:span><text:span text:style-name="T33"> </text:span><text:span text:style-name="T14">identique au </text:span><text:span text:style-name="T15">tit</text:span><text:span text:style-name="T19">r</text:span><text:span text:style-name="T15">e</text:span><text:span text:style-name="T14"> du premier</text:span></text:p>
          <text:p text:style-name="P61">membre « correct » ajouté.</text:p>
        </text:list-item>
        <text:list-item>
          <text:p text:style-name="P50"><text:span text:style-name="T14">2.3 <text:s text:c="2"/>Utilisation de </text:span><text:span text:style-name="T34">addItemFilm</text:span><text:span text:style-name="T32"> </text:span><text:span text:style-name="T14">avec en paramètre un </text:span><text:span text:style-name="T15">tit</text:span><text:span text:style-name="T19">r</text:span><text:span text:style-name="T15">e</text:span><text:span text:style-name="T32"> </text:span><text:span text:style-name="T14">identique au </text:span><text:span text:style-name="T17">tit</text:span><text:span text:style-name="T19">r</text:span><text:span text:style-name="T17">e</text:span><text:span text:style-name="T14"> du dernier</text:span></text:p>
          <text:p text:style-name="P49"><text:span text:style-name="T15">film</text:span><text:span text:style-name="T14"> « correct » ajouté.</text:span></text:p>
        </text:list-item>
        <text:list-item>
          <text:p text:style-name="P50"><text:span text:style-name="T14">2.4 <text:s text:c="2"/>Utilisation de </text:span><text:span text:style-name="T34">addItemFilm</text:span><text:span text:style-name="T32"> </text:span><text:span text:style-name="T14">avec en paramètre le </text:span><text:span text:style-name="T15">tit</text:span><text:span text:style-name="T19">r</text:span><text:span text:style-name="T15">e</text:span><text:span text:style-name="T32"> </text:span><text:span text:style-name="T14">d’un </text:span><text:span text:style-name="T15">film</text:span><text:span text:style-name="T14"> existant (mais avec</text:span></text:p>
          <text:p text:style-name="P61">casse différente).</text:p>
        </text:list-item>
        <text:list-item>
          <text:p text:style-name="P50"><text:span text:style-name="T14">2.5 <text:s text:c="2"/>Utilisation de </text:span><text:span text:style-name="T34">addItemFilm</text:span><text:span text:style-name="T32"> </text:span><text:span text:style-name="T14">avec en paramètre le </text:span><text:span text:style-name="T15">tit</text:span><text:span text:style-name="T19">r</text:span><text:span text:style-name="T15">e</text:span><text:span text:style-name="T32"> </text:span><text:span text:style-name="T14">d’un </text:span><text:span text:style-name="T15">film</text:span><text:span text:style-name="T14"> existant (mais avec</text:span></text:p>
          <text:p text:style-name="P60">des leading/trailing blanks).</text:p>
        </text:list-item>
        <text:list-item>
          <text:p text:style-name="P51"><text:span text:style-name="T14">2.6 Utilisation de <text:s/></text:span><text:span text:style-name="T34">addItemFilm </text:span><text:span text:style-name="T16">avec en paramètre </text:span><text:span text:style-name="T14">un login inexistant</text:span></text:p>
        </text:list-item>
        <text:list-item>
          <text:p text:style-name="P51"><text:span text:style-name="T14">2.7 Utilisation de <text:s/></text:span><text:span text:style-name="T34">addItemFilm </text:span><text:span text:style-name="T16">avec en paramètre </text:span><text:span text:style-name="T14">un mot de passe qui ne correspond pas au mot de passe du login</text:span></text:p>
        </text:list-item>
      </text:list>
      <text:p text:style-name="P8"/>
      <text:p text:style-name="P8">Résultats attendus :</text:p>
      <text:p text:style-name="P14"><text:span text:style-name="T14">L’ajout de </text:span><text:span text:style-name="T15">films</text:span><text:span text:style-name="T14"> « avec paramètres d’entrées corrects » ne doit pas lever d’exception, le nombre</text:span></text:p>
      <text:p text:style-name="P15"><text:span text:style-name="T14">de </text:span><text:span text:style-name="T15">films</text:span><text:span text:style-name="T14"> après ces ajouts doit avoir augmenté en conséquence.</text:span></text:p>
      <text:p text:style-name="P16"><text:span text:style-name="T14">Dans les 4 utilisations suivantes de </text:span><text:span text:style-name="T34">addItemFilm</text:span><text:span text:style-name="T14">, l’exception </text:span><text:span text:style-name="T34">ItemAlreadyExistsException</text:span><text:span text:style-name="T32"> </text:span><text:span text:style-name="T14">doit être levée. </text:span><text:span text:style-name="T19">Dans les 2 suivantes, l’exception </text:span><text:span text:style-name="T35">NotMemberException</text:span><text:span text:style-name="T36"> </text:span><text:span text:style-name="T19">doit être levée.</text:span></text:p>
      <text:p text:style-name="P17"><text:span text:style-name="T14">De plus après levée de</text:span><text:span text:style-name="T19">s</text:span><text:span text:style-name="T14"> exception</text:span><text:span text:style-name="T19">s</text:span><text:span text:style-name="T14"> </text:span><text:span text:style-name="T34">ItemAlreadyExistsException</text:span><text:span text:style-name="T32"> </text:span><text:span text:style-name="T19">et </text:span><text:span text:style-name="T35">NotMemberException </text:span><text:span text:style-name="T19">lo</text:span><text:span text:style-name="T14">rs de l’utilisation de </text:span><text:span text:style-name="T34">addItemFilm</text:span><text:span text:style-name="T14">, le nombre de </text:span><text:span text:style-name="T19">film</text:span><text:span text:style-name="T14">s doit rester identique au nombre de </text:span><text:span text:style-name="T19">film</text:span><text:span text:style-name="T14">s avant utilisation de </text:span><text:span text:style-name="T34">addItemFilm</text:span><text:span text:style-name="T14">.</text:span></text:p>
      <text:p text:style-name="P8"/>
      <text:p text:style-name="P8">Résultats observés :</text:p>
      <text:p text:style-name="Heading_20_5"><text:soft-page-break/>Conclusion :</text:p>
      <text:p text:style-name="P32">Fiche de test N°</text:p>
      <text:p text:style-name="Title"/>
      <text:p text:style-name="P8">Objectif du test : </text:p>
      <text:p text:style-name="P69"/>
      <text:p text:style-name="P71"/>
      <text:p text:style-name="P62"/>
      <text:p text:style-name="P8">Description(scénario) :</text:p>
      <text:p text:style-name="P70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3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4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5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  <text:p text:style-name="P36">Fiche de test N° <text:s text:c="3"/></text:p>
      <text:p text:style-name="Title"/>
      <text:p text:style-name="P8">Objectif du test :</text:p>
      <text:p text:style-name="P8"/>
      <text:p text:style-name="P8"/>
      <text:p text:style-name="P8"/>
      <text:p text:style-name="P8"/>
      <text:p text:style-name="P8">Description(scénario) 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Times" svg:font-family="Times" style:font-adornments="Normal" style:font-family-generic="roman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Mono" svg:font-family="LiberationMono" style:font-adornments="Normal" style:font-family-generic="swiss" style:font-pitch="variable"/>
    <style:font-face style:name="LiberationSans" svg:font-family="LiberationSans" style:font-adornments="Normal" style:font-family-generic="swiss" style:font-pitch="variable"/>
    <style:font-face style:name="LiberationSans-Bold" svg:font-family="LiberationSans-Bold" style:font-adornments="Normal" style:font-family-generic="swiss" style:font-pitch="variable"/>
    <style:font-face style:name="LiberationSans-Italic" svg:font-family="LiberationSans-Italic" style:font-adornments="Normal" style:font-family-generic="swiss" style:font-pitch="variable"/>
    <style:font-face style:name="OpenSymbol1" svg:font-family="OpenSymbo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1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4</text:page-number>/<text:page-count>11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6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8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9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10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11</text:page-number></text:span><text:span text:style-name="MT1">/</text:span><text:span text:style-name="MT1"><text:page-count>11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title>Fiche de Remarques</dc:title>
    <meta:initial-creator>WISCHNEWSKI</meta:initial-creator>
    <meta:creation-date>2005-01-28T16:31:00</meta:creation-date>
    <dc:date>2020-04-25T17:25:21.065000000</dc:date>
    <meta:print-date>2004-03-31T15:12:00</meta:print-date>
    <dc:language>fr-FR</dc:language>
    <meta:editing-cycles>17</meta:editing-cycles>
    <meta:editing-duration>PT50M34S</meta:editing-duration>
    <meta:document-statistic meta:table-count="4" meta:image-count="0" meta:object-count="0" meta:page-count="11" meta:paragraph-count="147" meta:word-count="1083" meta:character-count="6645" meta:non-whitespace-character-count="5680"/>
    <meta:user-defined meta:name="Info 1"/>
    <meta:user-defined meta:name="Info 2"/>
    <meta:user-defined meta:name="Info 3"/>
    <meta:user-defined meta:name="Info 4"/>
  </office:meta>
</office:document-meta>
</file>